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04H25M00S" calcext:value-type="time">
            <text:p>04:25:00 AM</text:p>
          </table:table-cell>
          <table:table-cell/>
          <table:table-cell office:value-type="string" calcext:value-type="string">
            <text:p>Coding E String Slave and 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8" calcext:value-type="date">
            <text:p>11/08/24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24-11-11" calcext:value-type="date">
            <text:p>11/11/24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2" calcext:value-type="date">
            <text:p>11/12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office:value-type="string" calcext:value-type="string">
            <text:p>CAD Modeling and Rebuild Bass</text:p>
          </table:table-cell>
        </table:table-row>
        <table:table-row table:style-name="ro1">
          <table:table-cell/>
          <table:table-cell office:value-type="time" office:time-value="PT12H30M00S" calcext:value-type="time">
            <text:p>12:3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3" calcext:value-type="date">
            <text:p>11/13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4" calcext:value-type="date">
            <text:p>11/14/24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office:value-type="time" office:time-value="PT12H40M00S" calcext:value-type="time">
            <text:p>12:4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office:value-type="string" calcext:value-type="string">
            <text:p>Adding Slaves and verifying Mas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5" calcext:value-type="date">
            <text:p>11/15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10M00S" calcext:value-type="time">
            <text:p>02:10:00 PM</text:p>
          </table:table-cell>
          <table:table-cell/>
          <table:table-cell office:value-type="string" calcext:value-type="string">
            <text:p>Pluck Slave Developmen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3 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8" calcext:value-type="date">
            <text:p>11/18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office:value-type="string" calcext:value-type="string">
            <text:p>Working on I2C Troubleshoot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9" calcext:value-type="date">
            <text:p>11/19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I2C Troubleshooting</text:p>
          </table:table-cell>
        </table:table-row>
        <table:table-row table:style-name="ro1">
          <table:table-cell/>
          <table:table-cell office:value-type="time" office:time-value="PT12H35M00S" calcext:value-type="time">
            <text:p>12:35:00 PM</text:p>
          </table:table-cell>
          <table:table-cell office:value-type="time" office:time-value="PT16H10M00S" calcext:value-type="time">
            <text:p>04:10:00 PM</text:p>
          </table:table-cell>
          <table:table-cell/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0" calcext:value-type="date">
            <text:p>11/20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office:value-type="time" office:time-value="PT12H50M00S" calcext:value-type="time">
            <text:p>12:5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Working on Reworking String Slav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1" calcext:value-type="date">
            <text:p>11/21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Working on using stepper for str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14H40M00S" calcext:value-type="time">
            <text:p>02:40:00 PM</text:p>
          </table:table-cell>
          <table:table-cell/>
          <table:table-cell office:value-type="string" calcext:value-type="string">
            <text:p>Working on using stepper for string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5M00S" calcext:value-type="time">
            <text:p>07:05:00 P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35M00S" calcext:value-type="time">
            <text:p>07:35:00 PM</text:p>
          </table:table-cell>
          <table:table-cell office:value-type="time" office:time-value="PT20H10M00S" calcext:value-type="time">
            <text:p>08:10:00 P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2" calcext:value-type="date">
            <text:p>11/22/24</text:p>
          </table:table-cell>
          <table:table-cell office:value-type="time" office:time-value="PT09H20M00S" calcext:value-type="time">
            <text:p>09:20:00 AM</text:p>
          </table:table-cell>
          <table:table-cell office:value-type="time" office:time-value="PT11H10M00S" calcext:value-type="time">
            <text:p>11:10:00 AM</text:p>
          </table:table-cell>
          <table:table-cell/>
          <table:table-cell office:value-type="string" calcext:value-type="string">
            <text:p>Working on using stepper for str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Fixing master and Sla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3">00/00/0000</text:date>, <text:time style:data-style-name="N2" text:time-value="13:20:29.7407204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08:44:10.937901736</meta:creation-date>
    <dc:date>2024-11-23T13:22:11.264848548</dc:date>
    <meta:editing-duration>PT18H3M51S</meta:editing-duration>
    <meta:editing-cycles>31</meta:editing-cycles>
    <meta:generator>LibreOffice/24.2.7.2$Linux_X86_64 LibreOffice_project/420$Build-2</meta:generator>
    <meta:document-statistic meta:table-count="1" meta:cell-count="120" meta:object-count="0"/>
  </office:meta>
</office:document-meta>
</file>